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3" style:family="paragraph" style:parent-style-name="Standard" style:list-style-name="L2">
      <style:paragraph-properties fo:text-align="start" style:justify-single-word="false"/>
      <style:text-properties fo:font-size="14pt" fo:font-weight="normal" style:font-size-asian="14pt" style:font-weight-asian="normal" style:font-size-complex="14pt" style:font-weight-complex="normal"/>
    </style:style>
    <style:style style:name="P4" style:family="paragraph" style:parent-style-name="Standard" style:list-style-name="L4">
      <style:paragraph-properties fo:text-align="start" style:justify-single-word="false"/>
      <style:text-properties fo:font-size="14pt" fo:font-weight="normal" style:font-size-asian="14pt" style:font-weight-asian="normal" style:font-size-complex="14pt" style:font-weight-complex="normal"/>
    </style:style>
    <style:style style:name="T1" style:family="text">
      <style:text-properties style:font-name="Times New Roman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cho Project</text:p>
      <text:p text:style-name="P1"/>
      <text:p text:style-name="P2">The concept of the Echo project can be summed up with the idea of a mix between Wikileaks and Facebook.</text:p>
      <text:p text:style-name="P2">Precisely, the website hosts profiles of users having full responsibility for their posts, which, regarding to a certain form of morality, can be in full possession of an absolute freedom of speech towards anyone.</text:p>
      <text:p text:style-name="P2"/>
      <text:p text:style-name="P2">The following chart further describes the established ethics code for the project :</text:p>
      <text:p text:style-name="P2"/>
      <text:list xml:id="list1742935024431871478" text:style-name="L2">
        <text:list-item>
          <text:list>
            <text:list-item>
              <text:list>
                <text:list-item>
                  <text:p text:style-name="P3">By no mean, any post shall incite hatred towards another Earth citizen.</text:p>
                </text:list-item>
                <text:list-item>
                  <text:p text:style-name="P3">We insist it is your responsibility that your content matches the standards of legal decency.</text:p>
                </text:list-item>
                <text:list-item>
                  <text:p text:style-name="P3"><text:s/>The importance of a unique and In-Real-Life reliable account is vital to yours' and others' physical and virtual safety.</text:p>
                </text:list-item>
                <text:list-item>
                  <text:p text:style-name="P3"><text:s/>You are about to get a power you should be aware of, please be mindful about the consequences before attempting anything on the website.</text:p>
                </text:list-item>
                <text:list-item>
                  <text:p text:style-name="P3">Do us a favour and read the previous articles each time you enter Echo.</text:p>
                </text:list-item>
              </text:list>
            </text:list-item>
          </text:list>
        </text:list-item>
      </text:list>
      <text:p text:style-name="P2"/>
      <text:p text:style-name="P2"/>
      <text:p text:style-name="P2">The next chart describes the operating rules for The Echo project :</text:p>
      <text:p text:style-name="P2"/>
      <text:list xml:id="list1831947589141845169" text:style-name="L4">
        <text:list-item>
          <text:list>
            <text:list-item>
              <text:list>
                <text:list-item>
                  <text:p text:style-name="P4">In-Real-Life names are hidden to other users, unless you have added them to your contacts. It is strongly recommended your alias cannot suggest any link towards your identity outside the web.</text:p>
                </text:list-item>
                <text:list-item>
                  <text:p text:style-name="P4">Any user can post any content on any existing person acknowledging the text will be fully public.</text:p>
                </text:list-item>
                <text:list-item>
                  <text:p text:style-name="P4">Every post shall contain a « Truth/Lies » poll open to other users so they can affirm or deny the statement.</text:p>
                </text:list-item>
                <text:list-item>
                  <text:p text:style-name="P4">A post may be formulated as a question instead of statement, the previous poll is kept.</text:p>
                </text:list-item>
              </text:list>
            </text:list-item>
          </text:list>
        </text:list-item>
      </text:list>
      <text:p text:style-name="P2"/>
      <text:p text:style-name="P2"/>
      <text:p text:style-name="P2">Motto :</text:p>
      <text:p text:style-name="P2">« fama inodora est, doxa non est » (« Fame does not smell, reputation does »)</text:p>
      <text:p text:style-name="P2"/>
      <text:p text:style-name="P2">URL :</text:p>
      <text:p text:style-name="P2"><text:a xlink:type="simple" xlink:href="http://www.echo-fr.com/" text:style-name="Internet_20_link" text:visited-style-name="Visited_20_Internet_20_Link">http://www.echo-fr.com</text:a></text:p>
      <text:p text:style-name="P2"/>
      <text:p text:style-name="P2">Logo :</text:p>
      <text:p text:style-name="P2">JPG format</text:p>
      <text:p text:style-name="P2">900 x 900</text:p>
      <text:p text:style-name="P2">A series of unidirectional black waves on a blue background, the stylished word « Echo » and 4 music notes on a grid can slightly and respectively be observed : C, A, <text:soft-page-break/>D and F.</text:p>
      <text:p text:style-name="P2">Symbolism : According to Plutarck, the seven vowels refer to the seven planetary gods and music notes, Mercury stands for E note (C), Venus stands for H note (D), Mars stands for O note (F) and Saturn stands for <text:span text:style-name="T1">Ω note (A) etc...</text:span></text:p>
      <text:p text:style-name="P2"><text:span text:style-name="T1">The 4 notes represent the 4 letters in « ECHO ». The only trick here consists in an anticlockwise right-angle rotation on the Ω to create the 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7T23:25:15.15</meta:creation-date>
    <dc:date>2015-11-18T04:17:25.33</dc:date>
    <meta:editing-duration>PT4H4M58S</meta:editing-duration>
    <meta:editing-cycles>2</meta:editing-cycles>
    <meta:generator>OpenOffice/4.1.1$Win32 OpenOffice.org_project/411m6$Build-9775</meta:generator>
    <meta:document-statistic meta:table-count="0" meta:image-count="0" meta:object-count="0" meta:page-count="2" meta:paragraph-count="24" meta:word-count="393" meta:character-count="2160"/>
  </office:meta>
</office:document-meta>
</file>